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5.723cm"/>
    </style:style>
    <style:style style:name="gr2" style:family="graphic" style:parent-style-name="standard">
      <style:graphic-properties draw:fill="solid" draw:fill-color="#ff7f00" draw:textarea-horizontal-align="justify" draw:textarea-vertical-align="middle" draw:auto-grow-height="false" fo:min-height="0.822cm" fo:min-width="3.057cm"/>
    </style:style>
    <style:style style:name="gr3" style:family="graphic" style:parent-style-name="standard">
      <style:graphic-properties draw:textarea-horizontal-align="justify" draw:textarea-vertical-align="middle" draw:auto-grow-height="false" fo:min-height="8.462cm" fo:min-width="17.534cm"/>
    </style:style>
    <style:style style:name="gr4" style:family="graphic" style:parent-style-name="standard">
      <style:graphic-properties draw:fill="solid" draw:fill-color="#ff7f00" draw:textarea-horizontal-align="justify" draw:textarea-vertical-align="middle" draw:auto-grow-height="false" fo:min-height="0.822cm" fo:min-width="3.896cm"/>
    </style:style>
    <style:style style:name="gr5" style:family="graphic" style:parent-style-name="standard">
      <style:graphic-properties draw:textarea-horizontal-align="justify" draw:textarea-vertical-align="middle" draw:auto-grow-height="false" fo:min-height="8.133cm" fo:min-width="17.28cm"/>
    </style:style>
    <style:style style:name="gr6" style:family="graphic" style:parent-style-name="standard">
      <style:graphic-properties draw:fill="solid" draw:fill-color="#ff7f00" draw:textarea-horizontal-align="justify" draw:textarea-vertical-align="middle" draw:auto-grow-height="false" fo:min-height="0.822cm" fo:min-width="4.2cm"/>
    </style:style>
    <style:style style:name="gr7" style:family="graphic" style:parent-style-name="standard">
      <style:graphic-properties draw:fill="solid" draw:fill-color="#ff7f00" draw:textarea-horizontal-align="justify" draw:textarea-vertical-align="middle" draw:auto-grow-height="false" fo:min-height="1.528cm" fo:min-width="3.3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7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572cm" svg:x="7.35cm" svg:y="2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032cm" svg:x="8.62cm" svg:y="5.652cm">
          <text:p text:style-name="P1">Mongo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8.034cm" svg:height="8.712cm" svg:x="1.762cm" svg:y="2.1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395cm" svg:height="2.032cm" svg:x="2.06cm" svg:y="4.145cm">
          <text:p text:style-name="P1">Mongo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17.78cm" svg:height="8.383cm" svg:x="1.889cm" svg:y="13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699cm" svg:height="2.032cm" svg:x="8.327cm" svg:y="18.706cm">
          <text:p text:style-name="P1">/dgbacku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xml:id="id1" draw:id="id1" draw:layer="layout" svg:width="4.395cm" svg:height="2.032cm" svg:x="15.127cm" svg:y="4.145cm">
          <text:p text:style-name="P1">/dgbloc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2" xml:id="id4" draw:id="id4" draw:layer="layout" svg:width="3.81cm" svg:height="1.778cm" svg:x="8.771cm" svg:y="4.272cm">
          <text:p text:style-name="P1">mongodump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3.81cm" svg:height="1.778cm" svg:x="8.771cm" svg:y="8.239cm">
          <text:p text:style-name="P1">SFTP Clien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7.325cm" svg:y1="6.177cm" svg:x2="10.676cm" svg:y2="8.239cm" draw:start-shape="id1" draw:start-glue-point="7" draw:end-shape="id2" draw:end-glue-point="0" svg:d="M17325 6177v1032h-6649v1030" svg:viewBox="0 0 6650 2063">
          <text:p/>
        </draw:connector>
        <draw:connector draw:style-name="gr8" draw:text-style-name="P3" draw:layer="layout" svg:x1="6.455cm" svg:y1="5.161cm" svg:x2="8.771cm" svg:y2="5.161cm" draw:start-shape="id3" draw:start-glue-point="8" draw:end-shape="id4" draw:end-glue-point="3" svg:d="M6455 5161h2316" svg:viewBox="0 0 2317 1">
          <text:p/>
        </draw:connector>
        <draw:connector draw:style-name="gr8" draw:text-style-name="P3" draw:layer="layout" svg:x1="12.581cm" svg:y1="5.161cm" svg:x2="15.127cm" svg:y2="5.161cm" draw:start-shape="id4" draw:start-glue-point="1" draw:end-shape="id1" draw:end-glue-point="6" svg:d="M12581 5161h2546" svg:viewBox="0 0 2547 1">
          <text:p/>
        </draw:connector>
        <draw:custom-shape draw:style-name="gr9" draw:text-style-name="P4" draw:layer="layout" svg:width="1.135cm" svg:height="1.089cm" svg:x="8.244cm" svg:y="3.7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135cm" svg:height="1.089cm" svg:x="8.333cm" svg:y="7.9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3.81cm" svg:height="1.778cm" svg:x="8.771cm" svg:y="15.68cm">
          <text:p text:style-name="P1">SFTP Server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0.676cm" svg:y1="10.017cm" svg:x2="10.676cm" svg:y2="15.68cm" draw:start-shape="id2" draw:start-glue-point="2" draw:end-shape="id5" draw:end-glue-point="0" svg:d="M10676 10017v5663" svg:viewBox="0 0 1 5664">
          <text:p/>
        </draw:connector>
        <draw:connector draw:style-name="gr8" draw:text-style-name="P3" draw:layer="layout" svg:x1="10.676cm" svg:y1="17.458cm" svg:x2="10.677cm" svg:y2="18.706cm" draw:start-shape="id5" draw:start-glue-point="2" draw:end-shape="id6" draw:end-glue-point="5" svg:d="M10676 17458v624h1v624" svg:viewBox="0 0 2 1249">
          <text:p/>
        </draw:connector>
        <draw:custom-shape draw:style-name="gr9" draw:text-style-name="P4" draw:layer="layout" svg:width="1.135cm" svg:height="1.089cm" svg:x="8.239cm" svg:y="15.151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8" draw:id="id8" draw:layer="layout" svg:width="3.81cm" svg:height="1.778cm" svg:x="15.424cm" svg:y="8.296cm">
          <text:p text:style-name="P1">Backup</text:p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35cm" svg:height="1.089cm" svg:x="14.724cm" svg:y="7.7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8.08cm" svg:height="0.954cm" svg:x="2.043cm" svg:y="13.434cm">
          <draw:text-box>
            <text:p text:style-name="P5"><text:span text:style-name="T1">DevGaido Backup Server</text:span></text:p>
          </draw:text-box>
        </draw:frame>
        <draw:frame draw:style-name="gr11" draw:text-style-name="P6" draw:layer="layout" svg:width="7cm" svg:height="0.954cm" svg:x="1.923cm" svg:y="2.377cm">
          <draw:text-box>
            <text:p text:style-name="P5"><text:span text:style-name="T1">DevGaido App Server</text:span></text:p>
          </draw:text-box>
        </draw:frame>
        <draw:custom-shape draw:style-name="gr7" draw:text-style-name="P2" xml:id="id7" draw:id="id7" draw:layer="layout" svg:width="3.81cm" svg:height="1.778cm" svg:x="15.224cm" svg:y="15.489cm">
          <text:p text:style-name="P1">Backup</text:p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135cm" svg:height="1.089cm" svg:x="14.724cm" svg:y="15.20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3.026cm" svg:y1="19.722cm" svg:x2="17.129cm" svg:y2="17.267cm" draw:start-shape="id6" draw:start-glue-point="8" draw:end-shape="id7" draw:end-glue-point="2" svg:d="M13026 19722h4103v-2455" svg:viewBox="0 0 4104 2456">
          <text:p/>
        </draw:connector>
        <draw:connector draw:style-name="gr8" draw:text-style-name="P3" draw:layer="layout" svg:x1="17.325cm" svg:y1="6.177cm" svg:x2="17.329cm" svg:y2="8.296cm" draw:start-shape="id1" draw:start-glue-point="7" draw:end-shape="id8" draw:end-glue-point="0" svg:d="M17325 6177v1060h4v1059" svg:viewBox="0 0 5 21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20:32:48.236184767</meta:creation-date>
    <dc:date>2017-08-19T18:51:34.311002270</dc:date>
    <meta:editing-duration>PT13M16S</meta:editing-duration>
    <meta:editing-cycles>3</meta:editing-cycles>
    <meta:generator>LibreOffice/5.3.5.2$Linux_X86_64 LibreOffice_project/30m0$Build-2</meta:generator>
    <meta:document-statistic meta:object-count="26"/>
  </office:meta>
</office:document-meta>
</file>